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ff0000" draw:marker-start-width="0.381cm" draw:marker-end-width="0.381cm" draw:fill-color="#ffb515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82cm"/>
    </style:style>
    <style:style style:name="gr3" style:family="graphic" style:parent-style-name="standard">
      <style:graphic-properties svg:stroke-width="0.051cm" draw:marker-start-width="0.381cm" draw:marker-end-width="0.381cm" draw:fill-color="#00ffff" draw:textarea-horizontal-align="justify" draw:textarea-vertical-align="middle" draw:auto-grow-height="false" fo:padding-top="0.15cm" fo:padding-bottom="0.15cm" fo:padding-left="0.275cm" fo:padding-right="0.275cm" draw:shadow-offset-x="0.305cm" draw:shadow-offset-y="0.30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27cm" svg:height="1.27cm" svg:x="6.513cm" svg:y="10.96cm">
            <text:p/>
  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frame draw:style-name="gr2" draw:text-style-name="P2" draw:layer="layout" svg:width="4.477cm" svg:height="1.07cm" svg:x="7.918cm" svg:y="11.16cm">
            <draw:text-box>
              <text:p text:style-name="P2"><text:span text:style-name="T1">= Kinematic DOF</text:span></text:p>
            </draw:text-box>
          </draw:frame>
        </draw:g>
        <draw:g>
          <draw:custom-shape draw:style-name="gr3" draw:text-style-name="P1" draw:layer="layout" svg:width="4.289cm" svg:height="4.298cm" svg:x="7.095cm" svg:y="5.1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804cm" svg:height="0.806cm" svg:x="6.715cm" svg:y="4.81cm">
            <text:p/>
  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layout" svg:width="0.804cm" svg:height="0.806cm" svg:x="6.715cm" svg:y="9.084cm">
            <text:p/>
  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layout" svg:width="0.804cm" svg:height="0.806cm" svg:x="10.979cm" svg:y="4.81cm">
            <text:p/>
  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layout" svg:width="0.804cm" svg:height="0.806cm" svg:x="10.979cm" svg:y="9.084cm">
            <text:p/>
  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layout" svg:width="0.804cm" svg:height="0.806cm" svg:x="8.837cm" svg:y="4.81cm">
            <text:p/>
  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layout" svg:width="0.804cm" svg:height="0.806cm" svg:x="8.838cm" svg:y="9.084cm">
            <text:p/>
  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layout" svg:width="0.804cm" svg:height="0.806cm" svg:x="8.837cm" svg:y="6.937cm">
            <text:p/>
  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layout" svg:width="0.804cm" svg:height="0.806cm" svg:x="10.991cm" svg:y="6.938cm">
            <text:p/>
  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" draw:text-style-name="P1" draw:layer="layout" svg:width="0.804cm" svg:height="0.806cm" svg:x="6.727cm" svg:y="6.938cm">
            <text:p/>
  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</draw:g>
        <draw:g>
          <draw:g>
            <draw:custom-shape draw:style-name="gr3" draw:text-style-name="P1" draw:layer="layout" svg:width="4.289cm" svg:height="4.298cm" svg:x="1.392cm" svg:y="5.1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804cm" svg:height="0.806cm" svg:x="1.012cm" svg:y="4.81cm">
              <text:p/>
    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804cm" svg:height="0.806cm" svg:x="1.012cm" svg:y="9.084cm">
              <text:p/>
    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804cm" svg:height="0.806cm" svg:x="5.276cm" svg:y="4.81cm">
              <text:p/>
    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" draw:text-style-name="P1" draw:layer="layout" svg:width="0.804cm" svg:height="0.806cm" svg:x="5.276cm" svg:y="9.084cm">
              <text:p/>
    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</draw:g>
        </draw:g>
        <draw:custom-shape draw:style-name="gr3" draw:text-style-name="P1" draw:layer="layout" svg:width="4.289cm" svg:height="4.298cm" svg:x="12.81cm" svg:y="5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804cm" svg:height="0.806cm" svg:x="12.43cm" svg:y="4.81cm">
          <text:p/>
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0.804cm" svg:height="0.806cm" svg:x="12.43cm" svg:y="9.084cm">
          <text:p/>
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0.804cm" svg:height="0.806cm" svg:x="16.694cm" svg:y="4.81cm">
          <text:p/>
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0.804cm" svg:height="0.806cm" svg:x="16.694cm" svg:y="9.084cm">
          <text:p/>
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0.804cm" svg:height="0.806cm" svg:x="14.552cm" svg:y="6.937cm">
          <text:p/>
          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4" draw:text-style-name="P2" draw:layer="layout" svg:width="2.483cm" svg:height="0.806cm" svg:x="2.305cm" svg:y="10.198cm">
          <draw:text-box>
            <text:p text:style-name="P2"><text:span text:style-name="T1">Bi-Linear</text:span></text:p>
          </draw:text-box>
        </draw:frame>
        <draw:frame draw:style-name="gr4" draw:text-style-name="P2" draw:layer="layout" svg:width="3.258cm" svg:height="0.806cm" svg:x="7.626cm" svg:y="10.198cm">
          <draw:text-box>
            <text:p text:style-name="P2"><text:span text:style-name="T1">Bi-Quadratic</text:span></text:p>
          </draw:text-box>
        </draw:frame>
        <draw:frame draw:style-name="gr4" draw:text-style-name="P2" draw:layer="layout" svg:width="4.312cm" svg:height="0.806cm" svg:x="12.77cm" svg:y="10.198cm">
          <draw:text-box>
            <text:p text:style-name="P2"><text:span text:style-name="T1">Bi-Linear+Bubb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20T14:18:36</meta:creation-date>
    <dc:date>2010-02-09T21:47:48</dc:date>
    <meta:editing-duration>PT01H57M49S</meta:editing-duration>
    <meta:editing-cycles>12</meta:editing-cycles>
    <meta:generator>OpenOffice.org/3.1$Linux OpenOffice.org_project/310m19$Build-9420</meta:generator>
    <meta:document-statistic meta:object-count="30"/>
  </office:meta>
</office:document-meta>
</file>